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solid"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/>
    <style:style style:name="ce8" style:family="table-cell" style:parent-style-name="Default" style:data-style-name="N100">
      <style:text-properties style:text-line-through-style="solid" style:text-underline-style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2" office:value-type="string">
            <text:p>Trennung Vertrag&amp;Produk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</table:table-row>
        <table:table-row table:style-name="ro1">
          <table:table-cell table:style-name="ce2" office:value-type="string">
            <text:p>974,975</text:p>
          </table:table-cell>
          <table:table-cell table:style-name="ce2" office:value-type="string">
            <text:p>NewProductCmptType Wizard, Umbau PolicyCmptTypeWiz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2" office:value-type="string">
            <text:p>BeziehungsWizard umbauen inkl. 9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88">
            <text:p>988</text:p>
          </table:table-cell>
          <table:table-cell table:style-name="ce2" office:value-type="string">
            <text:p>Baustein nicht auswählbar, falls Modell im Archiv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2" office:value-type="string">
            <text:p>ArtefactBuilder benötigt IpsProjec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rag&amp;Drop bei Nicht-IpsSrcFiles</text:p>
          </table:table-cell>
          <table:table-cell office:value-type="float" office:value="0.5">
            <text:p>0,5</text:p>
          </table:table-cell>
          <table:table-cell table:style-name="ce7" office:value-type="string">
            <text:p>2.0</text:p>
          </table:table-cell>
          <table:table-cell office:value-type="string">
            <text:p>Jörg</text:p>
          </table:table-cell>
          <table:table-cell office:value-type="string">
            <text:p>benötigt testen</text:p>
          </table:table-cell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2" office:value-type="string">
            <text:p>DependencyGraph (Abhängigkeitenzu Datatypes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Wizard zum Kopieren von Testfällen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table:style-name="ce7"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string">
            <text:p>897, 993</text:p>
          </table:table-cell>
          <table:table-cell office:value-type="string">
            <text:p>Erweiterung TestCaseType-Editor für 933, in dem Zuge auch 993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2" office:value-type="string">
            <text:p>Prüfung: Gibt es eine Anpassungsstufe im Targe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4">
            <text:p>994</text:p>
          </table:table-cell>
          <table:table-cell table:style-name="ce2" office:value-type="string">
            <text:p>ProductCmptEditor: Ausblenden Cardinality-Bereich, falls nicht konf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Jan</text:p>
          </table:table-cell>
          <table:table-cell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3" office:value-type="string">
            <text:p>Einführung IpsProject Param in validate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2.0 RC</text:p>
          </table:table-cell>
          <table:table-cell table:style-name="ce3" office:value-type="string">
            <text:p>Peter</text:p>
          </table:table-cell>
          <table:table-cell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2" office:value-type="string">
            <text:p>Testfälle für abweichende Struktur auf Produktseit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2.0 RC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Fehler in IpsModel.getIpsElement()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Implementierung einer Warning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7"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Refresh im Kontextmenü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getNext(), getPrevious, getFirs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setter für TableContent zur Laufzeit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Fehlermeldung bei falsch konfiguriertem IpsArchive im IpsProjectFile.</text:p>
          </table:table-cell>
          <table:table-cell office:value-type="float" office:value="0.25">
            <text:p>0,2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benötigt testen (umlaute)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Update, Replace auf Dateiebene</text:p>
          </table:table-cell>
          <table:table-cell office:value-type="float" office:value="1">
            <text:p>1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2.0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table:style-name="ce2" office:value-type="float" office:value="1009">
            <text:p>1009</text:p>
          </table:table-cell>
          <table:table-cell table:style-name="ce2" office:value-type="string">
            <text:p>dependsOn Code für PolicyCmptType und ProductCmptType in Type hochziehen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3" office:value-type="float" office:value="1013">
            <text:p>1013</text:p>
          </table:table-cell>
          <table:table-cell table:style-name="ce3" office:value-type="string">
            <text:p>Prüfung auf doppelte Propertynam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2.0 RC</text:p>
          </table:table-cell>
          <table:table-cell table:style-name="ce3" office:value-type="string">
            <text:p>Peter</text:p>
          </table:table-cell>
          <table:table-cell table:style-name="ce3" office:value-type="string">
            <text:p>NEU</text:p>
          </table:table-cell>
        </table:table-row>
        <table:table-row table:style-name="ro1">
          <table:table-cell table:style-name="ce2" office:value-type="float" office:value="1015">
            <text:p>1015</text:p>
          </table:table-cell>
          <table:table-cell table:style-name="ce2" office:value-type="string">
            <text:p>Exception im Buil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table:style-name="ce2" office:value-type="float" office:value="1014">
            <text:p>1014</text:p>
          </table:table-cell>
          <table:table-cell table:style-name="ce2" office:value-type="string">
            <text:p>Öffnen .ipsproject Fil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table:style-name="ce2" office:value-type="float" office:value="1016">
            <text:p>1016</text:p>
          </table:table-cell>
          <table:table-cell table:style-name="ce2" office:value-type="string">
            <text:p>NewWizards, doppelte Objekte</text:p>
          </table:table-cell>
          <table:table-cell table:style-name="ce2" office:value-type="float" office:value="0.5">
            <text:p>0,5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style-name="ce4" office:value-type="string">
            <text:p>Probleme im ModelChangeNotification Mechanismus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Vergleich zweier lokaler Bausteine </text:p>
          </table:table-cell>
          <table:table-cell office:value-type="float" office:value="0.5">
            <text:p>0,5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Fehler im Association Wizard</text:p>
          </table:table-cell>
          <table:table-cell office:value-type="float" office:value="0.5">
            <text:p>0,5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Prüfung auf verdecktes IpsObject</text:p>
          </table:table-cell>
          <table:table-cell office:value-type="float" office:value="0.5">
            <text:p>0,5</text:p>
          </table:table-cell>
          <table:table-cell table:style-name="ce7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/>
          <table:table-cell office:value-type="string">
            <text:p>Umbenennung TestRelation in TestLink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1" office:value-type="string">
            <text:p>Summe</text:p>
          </table:table-cell>
          <table:table-cell table:style-name="ce1" table:formula="oooc:=SUBTOTAL(9;[.C6:.C52])" office:value-type="float" office:value="28">
            <text:p>28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3">23.11.2007</text:date>, <text:time>14:56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10-31T10:37:43</meta:creation-date>
    <dc:creator>Jan Ortmann</dc:creator>
    <dc:date>2007-11-23T14:56:13</dc:date>
    <dc:language>de-DE</dc:language>
    <meta:editing-cycles>65</meta:editing-cycles>
    <meta:editing-duration>P1DT9H40M23S</meta:editing-duration>
    <meta:user-defined meta:name="Info 1"/>
    <meta:user-defined meta:name="Info 2"/>
    <meta:user-defined meta:name="Info 3"/>
    <meta:user-defined meta:name="Info 4"/>
    <meta:document-statistic meta:table-count="3" meta:cell-count="280"/>
  </office:meta>
</office:document-meta>
</file>